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ntHandler.AbstractContentHandler( ContentHandler contentHandler , LexicalHandler lexical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entHandler.AbstractContentHandler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endElement( String uri , String loc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characters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startPrefixMapping( String prefix ,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ontentHandl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ntHandler.comment( char ch [ ] , int start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ntHandler.startDTD( String name ,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ntHandl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n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endPrefixMapping( String prefi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ContentHandl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ntHandler.ignorableWhitespace( char ch [ ] , int start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